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11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22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44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55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77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88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a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bb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d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ee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b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aa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8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77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5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44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33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22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11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11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2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33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44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5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77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ff88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ff99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ffa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bb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e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ee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dd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00bb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aa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99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0088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77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0066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0055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44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33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22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11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11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22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33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44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55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66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77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88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aa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b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c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d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e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ff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00e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00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00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00bb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00a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0099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0088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0077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00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005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0044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0033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002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H # of HSL</text:p>
          </table:table-cell>
          <table:table-cell office:value-type="string" calcext:value-type="string">
            <text:p>Hex Color number</text:p>
          </table:table-cell>
          <table:table-cell/>
          <table:table-cell table:style-name="ce1" office:value-type="string" calcext:value-type="string">
            <text:p>midi number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=100, L=50</text:p>
          </table:table-cell>
          <table:table-cell office:value-type="string" calcext:value-type="string">
            <text:p>prepended w/ #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f1100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3]+4" office:value-type="float" office:value="8" calcext:value-type="float">
            <text:p>8</text:p>
          </table:table-cell>
          <table:table-cell table:style-name="ce3" office:value-type="string" calcext:value-type="string">
            <text:p>ff2200</text:p>
          </table:table-cell>
          <table:table-cell table:style-name="ce5"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formula="of:=[.A4]+4" office:value-type="float" office:value="12" calcext:value-type="float">
            <text:p>12</text:p>
          </table:table-cell>
          <table:table-cell table:style-name="ce3" office:value-type="string" calcext:value-type="string">
            <text:p>ff3300</text:p>
          </table:table-cell>
          <table:table-cell table:style-name="ce6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5]+4" office:value-type="float" office:value="16" calcext:value-type="float">
            <text:p>16</text:p>
          </table:table-cell>
          <table:table-cell table:style-name="ce3" office:value-type="string" calcext:value-type="string">
            <text:p>ff4400</text:p>
          </table:table-cell>
          <table:table-cell table:style-name="ce7"/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6]+4" office:value-type="float" office:value="20" calcext:value-type="float">
            <text:p>20</text:p>
          </table:table-cell>
          <table:table-cell table:style-name="ce3" office:value-type="string" calcext:value-type="string">
            <text:p>ff5500</text:p>
          </table:table-cell>
          <table:table-cell table:style-name="ce8"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formula="of:=[.A7]+4" office:value-type="float" office:value="24" calcext:value-type="float">
            <text:p>24</text:p>
          </table:table-cell>
          <table:table-cell table:style-name="ce3" office:value-type="string" calcext:value-type="string">
            <text:p>ff6600</text:p>
          </table:table-cell>
          <table:table-cell table:style-name="ce9"/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8]+4" office:value-type="float" office:value="28" calcext:value-type="float">
            <text:p>28</text:p>
          </table:table-cell>
          <table:table-cell table:style-name="ce3" office:value-type="string" calcext:value-type="string">
            <text:p>ff7700</text:p>
          </table:table-cell>
          <table:table-cell table:style-name="ce10"/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formula="of:=[.A9]+4" office:value-type="float" office:value="32" calcext:value-type="float">
            <text:p>32</text:p>
          </table:table-cell>
          <table:table-cell table:style-name="ce3" office:value-type="string" calcext:value-type="string">
            <text:p>ff8800</text:p>
          </table:table-cell>
          <table:table-cell table:style-name="ce11"/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10]+4" office:value-type="float" office:value="36" calcext:value-type="float">
            <text:p>36</text:p>
          </table:table-cell>
          <table:table-cell table:style-name="ce3" office:value-type="string" calcext:value-type="string">
            <text:p>ff9900</text:p>
          </table:table-cell>
          <table:table-cell table:style-name="ce12"/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11]+4" office:value-type="float" office:value="40" calcext:value-type="float">
            <text:p>40</text:p>
          </table:table-cell>
          <table:table-cell table:style-name="ce3" office:value-type="string" calcext:value-type="string">
            <text:p>ffaa00</text:p>
          </table:table-cell>
          <table:table-cell table:style-name="ce13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formula="of:=[.A12]+4" office:value-type="float" office:value="44" calcext:value-type="float">
            <text:p>44</text:p>
          </table:table-cell>
          <table:table-cell table:style-name="ce3" office:value-type="string" calcext:value-type="string">
            <text:p>ffbb00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13]+4" office:value-type="float" office:value="48" calcext:value-type="float">
            <text:p>48</text:p>
          </table:table-cell>
          <table:table-cell table:style-name="ce3" office:value-type="string" calcext:value-type="string">
            <text:p>ffcc00</text:p>
          </table:table-cell>
          <table:table-cell table:style-name="ce15"/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formula="of:=[.A14]+4" office:value-type="float" office:value="52" calcext:value-type="float">
            <text:p>52</text:p>
          </table:table-cell>
          <table:table-cell table:style-name="ce3" office:value-type="string" calcext:value-type="string">
            <text:p>ffdd00</text:p>
          </table:table-cell>
          <table:table-cell table:style-name="ce16"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15]+4" office:value-type="float" office:value="56" calcext:value-type="float">
            <text:p>56</text:p>
          </table:table-cell>
          <table:table-cell table:style-name="ce3" office:value-type="string" calcext:value-type="string">
            <text:p>ffee00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formula="of:=[.A16]+4" office:value-type="float" office:value="60" calcext:value-type="float">
            <text:p>60</text:p>
          </table:table-cell>
          <table:table-cell table:style-name="ce3" office:value-type="string" calcext:value-type="string">
            <text:p>ffff00</text:p>
          </table:table-cell>
          <table:table-cell table:style-name="ce18"/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17]+4" office:value-type="float" office:value="64" calcext:value-type="float">
            <text:p>64</text:p>
          </table:table-cell>
          <table:table-cell table:style-name="ce3" office:value-type="string" calcext:value-type="string">
            <text:p>eeff00</text:p>
          </table:table-cell>
          <table:table-cell table:style-name="ce19"/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18]+4" office:value-type="float" office:value="68" calcext:value-type="float">
            <text:p>68</text:p>
          </table:table-cell>
          <table:table-cell table:style-name="ce3" office:value-type="string" calcext:value-type="string">
            <text:p>ddff00</text:p>
          </table:table-cell>
          <table:table-cell table:style-name="ce20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formula="of:=[.A19]+4" office:value-type="float" office:value="72" calcext:value-type="float">
            <text:p>72</text:p>
          </table:table-cell>
          <table:table-cell table:style-name="ce3" office:value-type="string" calcext:value-type="string">
            <text:p>ccff00</text:p>
          </table:table-cell>
          <table:table-cell table:style-name="ce21"/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20]+4" office:value-type="float" office:value="76" calcext:value-type="float">
            <text:p>76</text:p>
          </table:table-cell>
          <table:table-cell table:style-name="ce3" office:value-type="string" calcext:value-type="string">
            <text:p>bbff00</text:p>
          </table:table-cell>
          <table:table-cell table:style-name="ce22"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formula="of:=[.A21]+4" office:value-type="float" office:value="80" calcext:value-type="float">
            <text:p>80</text:p>
          </table:table-cell>
          <table:table-cell table:style-name="ce3" office:value-type="string" calcext:value-type="string">
            <text:p>aaff00</text:p>
          </table:table-cell>
          <table:table-cell table:style-name="ce23"/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22]+4" office:value-type="float" office:value="84" calcext:value-type="float">
            <text:p>84</text:p>
          </table:table-cell>
          <table:table-cell table:style-name="ce3" office:value-type="string" calcext:value-type="string">
            <text:p>99ff00</text:p>
          </table:table-cell>
          <table:table-cell table:style-name="ce24"/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23]+4" office:value-type="float" office:value="88" calcext:value-type="float">
            <text:p>88</text:p>
          </table:table-cell>
          <table:table-cell table:style-name="ce3" office:value-type="string" calcext:value-type="string">
            <text:p>88ff00</text:p>
          </table:table-cell>
          <table:table-cell table:style-name="ce25"/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formula="of:=[.A24]+4" office:value-type="float" office:value="92" calcext:value-type="float">
            <text:p>92</text:p>
          </table:table-cell>
          <table:table-cell table:style-name="ce3" office:value-type="string" calcext:value-type="string">
            <text:p>77ff00</text:p>
          </table:table-cell>
          <table:table-cell table:style-name="ce26"/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25]+4" office:value-type="float" office:value="96" calcext:value-type="float">
            <text:p>96</text:p>
          </table:table-cell>
          <table:table-cell table:style-name="ce3" office:value-type="string" calcext:value-type="string">
            <text:p>66ff00</text:p>
          </table:table-cell>
          <table:table-cell table:style-name="ce27"/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formula="of:=[.A26]+4" office:value-type="float" office:value="100" calcext:value-type="float">
            <text:p>100</text:p>
          </table:table-cell>
          <table:table-cell table:style-name="ce3" office:value-type="string" calcext:value-type="string">
            <text:p>55ff00</text:p>
          </table:table-cell>
          <table:table-cell table:style-name="ce28"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27]+4" office:value-type="float" office:value="104" calcext:value-type="float">
            <text:p>104</text:p>
          </table:table-cell>
          <table:table-cell table:style-name="ce3" office:value-type="string" calcext:value-type="string">
            <text:p>44ff00</text:p>
          </table:table-cell>
          <table:table-cell table:style-name="ce29"/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formula="of:=[.A28]+4" office:value-type="float" office:value="108" calcext:value-type="float">
            <text:p>108</text:p>
          </table:table-cell>
          <table:table-cell table:style-name="ce3" office:value-type="string" calcext:value-type="string">
            <text:p>33ff00</text:p>
          </table:table-cell>
          <table:table-cell table:style-name="ce30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29]+4" office:value-type="float" office:value="112" calcext:value-type="float">
            <text:p>112</text:p>
          </table:table-cell>
          <table:table-cell table:style-name="ce3" office:value-type="string" calcext:value-type="string">
            <text:p>22ff00</text:p>
          </table:table-cell>
          <table:table-cell table:style-name="ce31"/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30]+4" office:value-type="float" office:value="116" calcext:value-type="float">
            <text:p>116</text:p>
          </table:table-cell>
          <table:table-cell table:style-name="ce3" office:value-type="string" calcext:value-type="string">
            <text:p>11ff00</text:p>
          </table:table-cell>
          <table:table-cell table:style-name="ce32"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formula="of:=[.A31]+4" office:value-type="float" office:value="120" calcext:value-type="float">
            <text:p>120</text:p>
          </table:table-cell>
          <table:table-cell table:style-name="ce3" office:value-type="string" calcext:value-type="string">
            <text:p>00ff00</text:p>
          </table:table-cell>
          <table:table-cell table:style-name="ce33"/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32]+4" office:value-type="float" office:value="124" calcext:value-type="float">
            <text:p>124</text:p>
          </table:table-cell>
          <table:table-cell table:style-name="ce3" office:value-type="string" calcext:value-type="string">
            <text:p>00ff11</text:p>
          </table:table-cell>
          <table:table-cell table:style-name="ce34"/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formula="of:=[.A33]+4" office:value-type="float" office:value="128" calcext:value-type="float">
            <text:p>128</text:p>
          </table:table-cell>
          <table:table-cell table:style-name="ce3" office:value-type="string" calcext:value-type="string">
            <text:p>00ff22</text:p>
          </table:table-cell>
          <table:table-cell table:style-name="ce35"/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34]+4" office:value-type="float" office:value="132" calcext:value-type="float">
            <text:p>132</text:p>
          </table:table-cell>
          <table:table-cell table:style-name="ce3" office:value-type="string" calcext:value-type="string">
            <text:p>00ff33</text:p>
          </table:table-cell>
          <table:table-cell table:style-name="ce36"/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35]+4" office:value-type="float" office:value="136" calcext:value-type="float">
            <text:p>136</text:p>
          </table:table-cell>
          <table:table-cell table:style-name="ce3" office:value-type="string" calcext:value-type="string">
            <text:p>00ff44</text:p>
          </table:table-cell>
          <table:table-cell table:style-name="ce37"/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formula="of:=[.A36]+4" office:value-type="float" office:value="140" calcext:value-type="float">
            <text:p>140</text:p>
          </table:table-cell>
          <table:table-cell table:style-name="ce3" office:value-type="string" calcext:value-type="string">
            <text:p>00ff55</text:p>
          </table:table-cell>
          <table:table-cell table:style-name="ce38"/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37]+4" office:value-type="float" office:value="144" calcext:value-type="float">
            <text:p>144</text:p>
          </table:table-cell>
          <table:table-cell table:style-name="ce3" office:value-type="string" calcext:value-type="string">
            <text:p>00ff66</text:p>
          </table:table-cell>
          <table:table-cell table:style-name="ce39"/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formula="of:=[.A38]+4" office:value-type="float" office:value="148" calcext:value-type="float">
            <text:p>148</text:p>
          </table:table-cell>
          <table:table-cell table:style-name="ce3" office:value-type="string" calcext:value-type="string">
            <text:p>00ff77</text:p>
          </table:table-cell>
          <table:table-cell table:style-name="ce40"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39]+4" office:value-type="float" office:value="152" calcext:value-type="float">
            <text:p>152</text:p>
          </table:table-cell>
          <table:table-cell table:style-name="ce3" office:value-type="string" calcext:value-type="string">
            <text:p>00ff88</text:p>
          </table:table-cell>
          <table:table-cell table:style-name="ce41"/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formula="of:=[.A40]+4" office:value-type="float" office:value="156" calcext:value-type="float">
            <text:p>156</text:p>
          </table:table-cell>
          <table:table-cell table:style-name="ce3" office:value-type="string" calcext:value-type="string">
            <text:p>00ff99</text:p>
          </table:table-cell>
          <table:table-cell table:style-name="ce4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41]+4" office:value-type="float" office:value="160" calcext:value-type="float">
            <text:p>160</text:p>
          </table:table-cell>
          <table:table-cell table:style-name="ce3" office:value-type="string" calcext:value-type="string">
            <text:p>00ffaa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42]+4" office:value-type="float" office:value="164" calcext:value-type="float">
            <text:p>164</text:p>
          </table:table-cell>
          <table:table-cell table:style-name="ce3" office:value-type="string" calcext:value-type="string">
            <text:p>00ffbb</text:p>
          </table:table-cell>
          <table:table-cell table:style-name="ce44"/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formula="of:=[.A43]+4" office:value-type="float" office:value="168" calcext:value-type="float">
            <text:p>168</text:p>
          </table:table-cell>
          <table:table-cell table:style-name="ce3" office:value-type="string" calcext:value-type="string">
            <text:p>00ffcc</text:p>
          </table:table-cell>
          <table:table-cell table:style-name="ce45"/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44]+4" office:value-type="float" office:value="172" calcext:value-type="float">
            <text:p>172</text:p>
          </table:table-cell>
          <table:table-cell table:style-name="ce3" office:value-type="string" calcext:value-type="string">
            <text:p>00ffdd</text:p>
          </table:table-cell>
          <table:table-cell table:style-name="ce46"/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formula="of:=[.A45]+4" office:value-type="float" office:value="176" calcext:value-type="float">
            <text:p>176</text:p>
          </table:table-cell>
          <table:table-cell table:style-name="ce3" office:value-type="string" calcext:value-type="string">
            <text:p>00ffee</text:p>
          </table:table-cell>
          <table:table-cell table:style-name="ce47"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46]+4" office:value-type="float" office:value="180" calcext:value-type="float">
            <text:p>180</text:p>
          </table:table-cell>
          <table:table-cell table:style-name="ce3" office:value-type="string" calcext:value-type="string">
            <text:p>00ffff</text:p>
          </table:table-cell>
          <table:table-cell table:style-name="ce48"/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47]+4" office:value-type="float" office:value="184" calcext:value-type="float">
            <text:p>184</text:p>
          </table:table-cell>
          <table:table-cell table:style-name="ce3" office:value-type="string" calcext:value-type="string">
            <text:p>00eeff</text:p>
          </table:table-cell>
          <table:table-cell table:style-name="ce49"/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formula="of:=[.A48]+4" office:value-type="float" office:value="188" calcext:value-type="float">
            <text:p>188</text:p>
          </table:table-cell>
          <table:table-cell table:style-name="ce3" office:value-type="string" calcext:value-type="string">
            <text:p>00ddff</text:p>
          </table:table-cell>
          <table:table-cell table:style-name="ce50"/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49]+4" office:value-type="float" office:value="192" calcext:value-type="float">
            <text:p>192</text:p>
          </table:table-cell>
          <table:table-cell table:style-name="ce3" office:value-type="string" calcext:value-type="string">
            <text:p>00ccff</text:p>
          </table:table-cell>
          <table:table-cell table:style-name="ce51"/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formula="of:=[.A50]+4" office:value-type="float" office:value="196" calcext:value-type="float">
            <text:p>196</text:p>
          </table:table-cell>
          <table:table-cell table:style-name="ce3" office:value-type="string" calcext:value-type="string">
            <text:p>00bbff</text:p>
          </table:table-cell>
          <table:table-cell table:style-name="ce52"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51]+4" office:value-type="float" office:value="200" calcext:value-type="float">
            <text:p>200</text:p>
          </table:table-cell>
          <table:table-cell table:style-name="ce3" office:value-type="string" calcext:value-type="string">
            <text:p>00aaff</text:p>
          </table:table-cell>
          <table:table-cell table:style-name="ce53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formula="of:=[.A52]+4" office:value-type="float" office:value="204" calcext:value-type="float">
            <text:p>204</text:p>
          </table:table-cell>
          <table:table-cell table:style-name="ce3" office:value-type="string" calcext:value-type="string">
            <text:p>0099ff</text:p>
          </table:table-cell>
          <table:table-cell table:style-name="ce54"/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53]+4" office:value-type="float" office:value="208" calcext:value-type="float">
            <text:p>208</text:p>
          </table:table-cell>
          <table:table-cell table:style-name="ce3" office:value-type="string" calcext:value-type="string">
            <text:p>0088ff</text:p>
          </table:table-cell>
          <table:table-cell table:style-name="ce55"/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54]+4" office:value-type="float" office:value="212" calcext:value-type="float">
            <text:p>212</text:p>
          </table:table-cell>
          <table:table-cell table:style-name="ce3" office:value-type="string" calcext:value-type="string">
            <text:p>0077ff</text:p>
          </table:table-cell>
          <table:table-cell table:style-name="ce56"/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formula="of:=[.A55]+4" office:value-type="float" office:value="216" calcext:value-type="float">
            <text:p>216</text:p>
          </table:table-cell>
          <table:table-cell table:style-name="ce3" office:value-type="string" calcext:value-type="string">
            <text:p>0066ff</text:p>
          </table:table-cell>
          <table:table-cell table:style-name="ce57"/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56]+4" office:value-type="float" office:value="220" calcext:value-type="float">
            <text:p>220</text:p>
          </table:table-cell>
          <table:table-cell table:style-name="ce3" office:value-type="string" calcext:value-type="string">
            <text:p>0055ff</text:p>
          </table:table-cell>
          <table:table-cell table:style-name="ce58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formula="of:=[.A57]+4" office:value-type="float" office:value="224" calcext:value-type="float">
            <text:p>224</text:p>
          </table:table-cell>
          <table:table-cell table:style-name="ce3" office:value-type="string" calcext:value-type="string">
            <text:p>0044ff</text:p>
          </table:table-cell>
          <table:table-cell table:style-name="ce59"/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58]+4" office:value-type="float" office:value="228" calcext:value-type="float">
            <text:p>228</text:p>
          </table:table-cell>
          <table:table-cell table:style-name="ce3" office:value-type="string" calcext:value-type="string">
            <text:p>0033ff</text:p>
          </table:table-cell>
          <table:table-cell table:style-name="ce60"/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59]+4" office:value-type="float" office:value="232" calcext:value-type="float">
            <text:p>232</text:p>
          </table:table-cell>
          <table:table-cell table:style-name="ce3" office:value-type="string" calcext:value-type="string">
            <text:p>0022ff</text:p>
          </table:table-cell>
          <table:table-cell table:style-name="ce61"/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formula="of:=[.A60]+4" office:value-type="float" office:value="236" calcext:value-type="float">
            <text:p>236</text:p>
          </table:table-cell>
          <table:table-cell table:style-name="ce3" office:value-type="string" calcext:value-type="string">
            <text:p>0011ff</text:p>
          </table:table-cell>
          <table:table-cell table:style-name="ce62"/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61]+4" office:value-type="float" office:value="240" calcext:value-type="float">
            <text:p>240</text:p>
          </table:table-cell>
          <table:table-cell table:style-name="ce3" office:value-type="string" calcext:value-type="string">
            <text:p>0000ff</text:p>
          </table:table-cell>
          <table:table-cell table:style-name="ce63"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formula="of:=[.A62]+4" office:value-type="float" office:value="244" calcext:value-type="float">
            <text:p>244</text:p>
          </table:table-cell>
          <table:table-cell table:style-name="ce3" office:value-type="string" calcext:value-type="string">
            <text:p>1100ff</text:p>
          </table:table-cell>
          <table:table-cell table:style-name="ce64"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63]+4" office:value-type="float" office:value="248" calcext:value-type="float">
            <text:p>248</text:p>
          </table:table-cell>
          <table:table-cell table:style-name="ce3" office:value-type="string" calcext:value-type="string">
            <text:p>2200ff</text:p>
          </table:table-cell>
          <table:table-cell table:style-name="ce65"/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formula="of:=[.A64]+4" office:value-type="float" office:value="252" calcext:value-type="float">
            <text:p>252</text:p>
          </table:table-cell>
          <table:table-cell table:style-name="ce3" office:value-type="string" calcext:value-type="string">
            <text:p>3300ff</text:p>
          </table:table-cell>
          <table:table-cell table:style-name="ce66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65]+4" office:value-type="float" office:value="256" calcext:value-type="float">
            <text:p>256</text:p>
          </table:table-cell>
          <table:table-cell table:style-name="ce3" office:value-type="string" calcext:value-type="string">
            <text:p>4400ff</text:p>
          </table:table-cell>
          <table:table-cell table:style-name="ce67"/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66]+4" office:value-type="float" office:value="260" calcext:value-type="float">
            <text:p>260</text:p>
          </table:table-cell>
          <table:table-cell table:style-name="ce3" office:value-type="string" calcext:value-type="string">
            <text:p>5500ff</text:p>
          </table:table-cell>
          <table:table-cell table:style-name="ce68"/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formula="of:=[.A67]+4" office:value-type="float" office:value="264" calcext:value-type="float">
            <text:p>264</text:p>
          </table:table-cell>
          <table:table-cell table:style-name="ce3" office:value-type="string" calcext:value-type="string">
            <text:p>6600ff</text:p>
          </table:table-cell>
          <table:table-cell table:style-name="ce69"/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68]+4" office:value-type="float" office:value="268" calcext:value-type="float">
            <text:p>268</text:p>
          </table:table-cell>
          <table:table-cell table:style-name="ce3" office:value-type="string" calcext:value-type="string">
            <text:p>7700ff</text:p>
          </table:table-cell>
          <table:table-cell table:style-name="ce70"/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formula="of:=[.A69]+4" office:value-type="float" office:value="272" calcext:value-type="float">
            <text:p>272</text:p>
          </table:table-cell>
          <table:table-cell table:style-name="ce3" office:value-type="string" calcext:value-type="string">
            <text:p>8800ff</text:p>
          </table:table-cell>
          <table:table-cell table:style-name="ce71"/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70]+4" office:value-type="float" office:value="276" calcext:value-type="float">
            <text:p>276</text:p>
          </table:table-cell>
          <table:table-cell table:style-name="ce3" office:value-type="string" calcext:value-type="string">
            <text:p>9900ff</text:p>
          </table:table-cell>
          <table:table-cell table:style-name="ce72"/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71]+4" office:value-type="float" office:value="280" calcext:value-type="float">
            <text:p>280</text:p>
          </table:table-cell>
          <table:table-cell table:style-name="ce3" office:value-type="string" calcext:value-type="string">
            <text:p>aa00ff</text:p>
          </table:table-cell>
          <table:table-cell table:style-name="ce73"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formula="of:=[.A72]+4" office:value-type="float" office:value="284" calcext:value-type="float">
            <text:p>284</text:p>
          </table:table-cell>
          <table:table-cell table:style-name="ce3" office:value-type="string" calcext:value-type="string">
            <text:p>bb00ff</text:p>
          </table:table-cell>
          <table:table-cell table:style-name="ce74"/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73]+4" office:value-type="float" office:value="288" calcext:value-type="float">
            <text:p>288</text:p>
          </table:table-cell>
          <table:table-cell table:style-name="ce3" office:value-type="string" calcext:value-type="string">
            <text:p>cc00ff</text:p>
          </table:table-cell>
          <table:table-cell table:style-name="ce75"/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formula="of:=[.A74]+4" office:value-type="float" office:value="292" calcext:value-type="float">
            <text:p>292</text:p>
          </table:table-cell>
          <table:table-cell table:style-name="ce3" office:value-type="string" calcext:value-type="string">
            <text:p>dd00ff</text:p>
          </table:table-cell>
          <table:table-cell table:style-name="ce76"/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75]+4" office:value-type="float" office:value="296" calcext:value-type="float">
            <text:p>296</text:p>
          </table:table-cell>
          <table:table-cell table:style-name="ce3" office:value-type="string" calcext:value-type="string">
            <text:p>ee00ff</text:p>
          </table:table-cell>
          <table:table-cell table:style-name="ce77"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formula="of:=[.A76]+4" office:value-type="float" office:value="300" calcext:value-type="float">
            <text:p>300</text:p>
          </table:table-cell>
          <table:table-cell table:style-name="ce3" office:value-type="string" calcext:value-type="string">
            <text:p>ff00ff</text:p>
          </table:table-cell>
          <table:table-cell table:style-name="ce78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77]+4" office:value-type="float" office:value="304" calcext:value-type="float">
            <text:p>304</text:p>
          </table:table-cell>
          <table:table-cell table:style-name="ce3" office:value-type="string" calcext:value-type="string">
            <text:p>ff00ee</text:p>
          </table:table-cell>
          <table:table-cell table:style-name="ce79"/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formula="of:=[.A78]+4" office:value-type="float" office:value="308" calcext:value-type="float">
            <text:p>308</text:p>
          </table:table-cell>
          <table:table-cell table:style-name="ce3" office:value-type="string" calcext:value-type="string">
            <text:p>ff00dd</text:p>
          </table:table-cell>
          <table:table-cell table:style-name="ce80"/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formula="of:=[.A79]+4" office:value-type="float" office:value="312" calcext:value-type="float">
            <text:p>312</text:p>
          </table:table-cell>
          <table:table-cell table:style-name="ce3" office:value-type="string" calcext:value-type="string">
            <text:p>ff00cc</text:p>
          </table:table-cell>
          <table:table-cell table:style-name="ce81"/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formula="of:=[.A80]+4" office:value-type="float" office:value="316" calcext:value-type="float">
            <text:p>316</text:p>
          </table:table-cell>
          <table:table-cell table:style-name="ce3" office:value-type="string" calcext:value-type="string">
            <text:p>ff00bb</text:p>
          </table:table-cell>
          <table:table-cell table:style-name="ce82"/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formula="of:=[.A81]+4" office:value-type="float" office:value="320" calcext:value-type="float">
            <text:p>320</text:p>
          </table:table-cell>
          <table:table-cell table:style-name="ce3" office:value-type="string" calcext:value-type="string">
            <text:p>ff00aa</text:p>
          </table:table-cell>
          <table:table-cell table:style-name="ce83"/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A82]+4" office:value-type="float" office:value="324" calcext:value-type="float">
            <text:p>324</text:p>
          </table:table-cell>
          <table:table-cell table:style-name="ce3" office:value-type="string" calcext:value-type="string">
            <text:p>ff0099</text:p>
          </table:table-cell>
          <table:table-cell table:style-name="ce84"/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formula="of:=[.A83]+4" office:value-type="float" office:value="328" calcext:value-type="float">
            <text:p>328</text:p>
          </table:table-cell>
          <table:table-cell table:style-name="ce3" office:value-type="string" calcext:value-type="string">
            <text:p>ff0088</text:p>
          </table:table-cell>
          <table:table-cell table:style-name="ce85"/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formula="of:=[.A84]+4" office:value-type="float" office:value="332" calcext:value-type="float">
            <text:p>332</text:p>
          </table:table-cell>
          <table:table-cell table:style-name="ce3" office:value-type="string" calcext:value-type="string">
            <text:p>ff0077</text:p>
          </table:table-cell>
          <table:table-cell table:style-name="ce86"/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formula="of:=[.A85]+4" office:value-type="float" office:value="336" calcext:value-type="float">
            <text:p>336</text:p>
          </table:table-cell>
          <table:table-cell table:style-name="ce3" office:value-type="string" calcext:value-type="string">
            <text:p>ff0066</text:p>
          </table:table-cell>
          <table:table-cell table:style-name="ce87"/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formula="of:=[.A86]+4" office:value-type="float" office:value="340" calcext:value-type="float">
            <text:p>340</text:p>
          </table:table-cell>
          <table:table-cell table:style-name="ce3" office:value-type="string" calcext:value-type="string">
            <text:p>ff0055</text:p>
          </table:table-cell>
          <table:table-cell table:style-name="ce88"/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formula="of:=[.A87]+4" office:value-type="float" office:value="344" calcext:value-type="float">
            <text:p>344</text:p>
          </table:table-cell>
          <table:table-cell table:style-name="ce3" office:value-type="string" calcext:value-type="string">
            <text:p>ff0044</text:p>
          </table:table-cell>
          <table:table-cell table:style-name="ce89"/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formula="of:=[.A88]+4" office:value-type="float" office:value="348" calcext:value-type="float">
            <text:p>348</text:p>
          </table:table-cell>
          <table:table-cell table:style-name="ce3" office:value-type="string" calcext:value-type="string">
            <text:p>ff0033</text:p>
          </table:table-cell>
          <table:table-cell table:style-name="ce90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formula="of:=[.A89]+4" office:value-type="float" office:value="352" calcext:value-type="float">
            <text:p>352</text:p>
          </table:table-cell>
          <table:table-cell table:style-name="ce3" office:value-type="string" calcext:value-type="string">
            <text:p>ff0022</text:p>
          </table:table-cell>
          <table:table-cell table:style-name="ce91"/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0:01:35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5:23:20.107227447</meta:creation-date>
    <dc:date>2017-09-09T10:31:28.638000000</dc:date>
    <meta:editing-duration>PT1H20M31S</meta:editing-duration>
    <meta:editing-cycles>29</meta:editing-cycles>
    <meta:generator>LibreOffice/5.1.5.2$Windows_x86 LibreOffice_project/7a864d8825610a8c07cfc3bc01dd4fce6a9447e5</meta:generator>
    <meta:document-statistic meta:table-count="1" meta:cell-count="322" meta:object-count="0"/>
  </office:meta>
</office:document-meta>
</file>